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use-window-font-color="true"/>
    </style:style>
    <style:style style:name="P5" style:family="paragraph" style:parent-style-name="Standard">
      <style:paragraph-properties fo:text-align="start" style:justify-single-word="false"/>
      <style:text-properties style:use-window-font-color="true" fo:font-style="italic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color="#579d1c"/>
    </style:style>
    <style:style style:name="P7" style:family="paragraph" style:parent-style-name="Standard" style:list-style-name="L1">
      <style:paragraph-properties fo:text-align="start" style:justify-single-word="false"/>
    </style:style>
    <style:style style:name="P8" style:family="paragraph" style:parent-style-name="Standard" style:list-style-name="L2">
      <style:paragraph-properties fo:text-align="start" style:justify-single-word="false"/>
    </style:style>
    <style:style style:name="P9" style:family="paragraph" style:parent-style-name="Standard" style:list-style-name="L3">
      <style:paragraph-properties fo:text-align="start" style:justify-single-word="false"/>
    </style:style>
    <style:style style:name="P10" style:family="paragraph" style:parent-style-name="Standard" style:list-style-name="L3">
      <style:paragraph-properties fo:text-align="start" style:justify-single-word="false"/>
      <style:text-properties style:use-window-font-color="true"/>
    </style:style>
    <style:style style:name="P11" style:family="paragraph" style:parent-style-name="Standard">
      <style:paragraph-properties fo:text-align="start" style:justify-single-word="false"/>
      <style:text-properties fo:color="#6666ff"/>
    </style:style>
    <style:style style:name="T1" style:family="text">
      <style:text-properties fo:color="#579d1c"/>
    </style:style>
    <style:style style:name="T2" style:family="text">
      <style:text-properties fo:color="#6666f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80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t info 33</text:p>
      <text:p text:style-name="P1"/>
      <text:p text:style-name="P2"/>
      <text:p text:style-name="P2"><text:span text:style-name="T1">Vert</text:span>= annexes : fig ggb, photo,...</text:p>
      <text:p text:style-name="P2"><text:span text:style-name="T2">Bleu</text:span>= chose à développer, chercher la réponse</text:p>
      <text:p text:style-name="P2"/>
      <text:p text:style-name="P2"><text:span text:style-name="T3">Barbapapa </text:span>:<text:tab/><text:tab/><text:span text:style-name="T1">Photo du superbe barbapapa</text:span></text:p>
      <text:p text:style-name="P2"><text:tab/>FORME GLOBAL :</text:p>
      <text:p text:style-name="P2"><text:tab/><text:tab/>1 blob de 3 spheres<text:tab/></text:p>
      <text:p text:style-name="P2"><text:tab/><text:tab/><text:tab/>Sphere supérieure + petite sphere inférieure</text:p>
      <text:p text:style-name="P2"><text:tab/><text:tab/><text:tab/><text:span text:style-name="T2">sphere intermédiaire sert à ????<text:tab/></text:span><text:tab/></text:p>
      <text:p text:style-name="P6"><text:tab/><text:tab/>Voir ggb barbapapa</text:p>
      <text:p text:style-name="P6"/>
      <text:p text:style-name="P2"><text:tab/>YEUX: </text:p>
      <text:list xml:id="list3089973163368078555" text:style-name="L1">
        <text:list-item>
          <text:p text:style-name="P7">2 spheres déformées : hauteur agrandie, cotés rétrécis = le blanc des yeux</text:p>
          <text:list>
            <text:list-item>
              <text:list>
                <text:list-header>
                  <text:p text:style-name="P7">→ spheres formés en &lt;0,0,0&gt;, déformée puis bien placées</text:p>
                </text:list-header>
              </text:list>
            </text:list-item>
          </text:list>
        </text:list-item>
        <text:list-item>
          <text:p text:style-name="P7">2 petites spheres = la pupille</text:p>
        </text:list-item>
      </text:list>
      <text:p text:style-name="P2"><text:tab/><text:tab/>placés symétriquement par rapport à l'axe de symétrie du bbpp = (AB) sur fig. bbpp</text:p>
      <text:p text:style-name="P2"/>
      <text:p text:style-name="P2"><text:tab/>BOUCHE :</text:p>
      <text:list xml:id="list8925462105715921925" text:style-name="L2">
        <text:list-item>
          <text:p text:style-name="P8">intersection d'un tore et d'une sphere</text:p>
        </text:list-item>
      </text:list>
      <text:p text:style-name="P2"/>
      <text:p text:style-name="P2"><text:tab/>BRAS &amp; MAINS: </text:p>
      <text:list xml:id="list3029819683343967750" text:style-name="L3">
        <text:list-item>
          <text:p text:style-name="P9">bras : lathe avec une sphere (<text:span text:style-name="T2">existe-t-elle ???</text:span>) <text:tab/><text:span text:style-name="T1">Voir ggb bbp_lathe_bras</text:span></text:p>
        </text:list-item>
        <text:list-item>
          <text:p text:style-name="P9">mains : super-ellipsoïdes = <text:s/>carré aux bords arrondis</text:p>
          <text:list>
            <text:list-item>
              <text:list>
                <text:list-header>
                  <text:p text:style-name="P9">→ pour le translate : <text:span text:style-name="T1">voir ggb bbp_mains (Attention : pas sûre que le scale &lt;0.1,0.2,0.2&gt; soit représenté sur la figure )</text:span></text:p>
                </text:list-header>
              </text:list>
            </text:list-item>
          </text:list>
        </text:list-item>
        <text:list-item>
          <text:p text:style-name="P10">doigts : spheres déformées par un scale, puis rotation pour avoir un bon angle, puis translate : me suis servi de la fig ci-dessus : (L-K)/3, (L-K)*2/3</text:p>
        </text:list-item>
      </text:list>
      <text:p text:style-name="P4"/>
      <text:p text:style-name="P4"/>
      <text:p text:style-name="P4"><text:span text:style-name="T3">Transformation en Lapin Crétin</text:span><text:tab/><text:span text:style-name="T1">photo du superbe lapin crétin à côté d'une photo d'un vrai LC</text:span></text:p>
      <text:p text:style-name="P6"/>
      <text:p text:style-name="P4"><text:tab/><text:span text:style-name="T4">Fichier animation.ini</text:span>:</text:p>
      <text:p text:style-name="P4"><text:tab/><text:tab/><text:span text:style-name="T4">Input_File_Name="barbeapapa_6.pov"</text:span></text:p>
      <text:p text:style-name="P5"/>
      <text:p text:style-name="P5"><text:tab/><text:tab/>Initial_Frame=0</text:p>
      <text:p text:style-name="P5"><text:tab/><text:tab/>Final_Frame=4</text:p>
      <text:p text:style-name="P5"/>
      <text:p text:style-name="P5"><text:tab/><text:tab/>Initial_Clock=0</text:p>
      <text:p text:style-name="P5"><text:tab/><text:tab/>Final_Clock=0.99</text:p>
      <text:p text:style-name="P4"/>
      <text:list xml:id="list43222551" text:continue-numbering="true" text:style-name="L3">
        <text:list-item>
          <text:list>
            <text:list-item>
              <text:list>
                <text:list-header>
                  <text:p text:style-name="P10"><text:tab/></text:p>
                </text:list-header>
              </text:list>
            </text:list-item>
          </text:list>
        </text:list-item>
      </text:list>
      <text:p text:style-name="P4">La variable clock va de 0 à 0,99. Pour notre animation, nous avons 4 images.</text:p>
      <text:p text:style-name="P4"/>
      <text:p text:style-name="P4">Dans notre fichier barbapapa.pov, la variable tps remplace la variable clock (#declare tps=clock)<text:tab/>.</text:p>
      <text:p text:style-name="P4"><text:tab/></text:p>
      <text:p text:style-name="P4"><text:tab/>FORME GLOBAL :<text:tab/><text:tab/><text:span text:style-name="T1">voir ggb LP</text:span></text:p>
      <text:p text:style-name="P4"><text:tab/><text:tab/>blob : threshold diminué de 0.1, </text:p>
      <text:p text:style-name="P4"><text:tab/><text:tab/><text:tab/>sphere du bas rapetissée et légèrement déformée. </text:p>
      <text:p text:style-name="P4"><text:tab/><text:tab/><text:tab/>Sphere du haut garde sa taille normale</text:p>
      <text:p text:style-name="P4"><text:soft-page-break/><text:tab/><text:tab/><text:tab/><text:span text:style-name="T2">Sphere du milieu ??</text:span></text:p>
      <text:p text:style-name="P11"/>
      <text:p text:style-name="P4"><text:tab/>YEUX :</text:p>
      <text:p text:style-name="P4"><text:tab/><text:tab/>la macro nous permet de modifier la distance des yeux par rapport à l'axe de symétrie <text:tab/><text:tab/>du bbp, de modifier la forme des yeux, et la hauteur :</text:p>
      <text:p text:style-name="P4"><text:tab/><text:tab/><text:tab/>yeux écartés</text:p>
      <text:p text:style-name="P4"><text:tab/><text:tab/><text:tab/>scale remis à &lt;1,1,1&gt;</text:p>
      <text:p text:style-name="P4"><text:tab/><text:tab/><text:tab/>yeux remontés</text:p>
      <text:p text:style-name="P4"/>
      <text:p text:style-name="P4"><text:tab/>BOUCHE : +ggb <text:span text:style-name="T1">bouche</text:span></text:p>
      <text:p text:style-name="P4"><text:tab/><text:tab/><text:span text:style-name="T2">à voir</text:span></text:p>
      <text:p text:style-name="P4"/>
      <text:p text:style-name="P4"><text:tab/>BRAS &amp; MAINS :<text:tab/>On souhaite obtenir la patte du LC</text:p>
      <text:p text:style-name="P4"><text:tab/><text:tab/>doigts :</text:p>
      <text:p text:style-name="P4"><text:tab/><text:tab/><text:tab/>le plus en haut fait une légère rotation et viens se placer du côté gauche du <text:tab/><text:tab/><text:tab/>bbp</text:p>
      <text:p text:style-name="P4"><text:tab/><text:tab/><text:tab/>les autres doigts (sphere) sont applaties selon X et Z (formant presque une <text:tab/><text:tab/><text:tab/>ligne)et viennent se placer à <text:tab/>l'intérieur de la main</text:p>
      <text:p text:style-name="P4"><text:tab/><text:tab/>bras :<text:span text:style-name="T2"> ??????????</text:span></text:p>
      <text:p text:style-name="P4"><text:span text:style-name="T2"><text:tab/><text:tab/></text:span>main : pas de changement : on reconnaît la forme de la patte du LC avec la <text:tab/><text:tab/><text:tab/>super-ellipsoïde</text:p>
      <text:p text:style-name="P4"><text:tab/></text:p>
      <text:p text:style-name="P4"><text:tab/>OREILLES :</text:p>
      <text:p text:style-name="P4"><text:tab/><text:tab/>Forme : quadratic_spline <text:tab/>V<text:span text:style-name="T1">oir fig ggb</text:span></text:p>
      <text:p text:style-name="P4"><text:tab/><text:tab/>Au départ, les oreilles sont cachés à l'intérieur de la sphere supérieure, puis on leur <text:tab/><text:tab/>fait faire une rotation autour d'une sphère. <text:span text:style-name="T1">Voir fig ggb</text:span></text:p>
      <text:p text:style-name="P4"/>
      <text:p text:style-name="P4"><text:tab/>JAMBES : <text:span text:style-name="T1">voir fig gg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mille </meta:initial-creator>
    <meta:creation-date>2017-12-06T21:30:56.97</meta:creation-date>
    <dc:date>2017-12-06T23:03:24.86</dc:date>
    <dc:creator>Camille </dc:creator>
    <meta:editing-duration>PT1H16M41S</meta:editing-duration>
    <meta:editing-cycles>5</meta:editing-cycles>
    <meta:generator>OpenOffice/4.1.0$Win32 OpenOffice.org_project/410m18$Build-9764</meta:generator>
    <meta:document-statistic meta:table-count="0" meta:image-count="0" meta:object-count="0" meta:page-count="2" meta:paragraph-count="55" meta:word-count="413" meta:character-count="2420"/>
  </office:meta>
</office:document-meta>
</file>